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Horario" style:family="table">
      <style:table-properties style:width="17.59cm" table:align="margins"/>
    </style:style>
    <style:style style:name="Horario.A" style:family="table-column">
      <style:table-column-properties style:column-width="2.189cm" style:rel-column-width="1241*"/>
    </style:style>
    <style:style style:name="Horario.B" style:family="table-column">
      <style:table-column-properties style:column-width="3.08cm" style:rel-column-width="1746*"/>
    </style:style>
    <style:style style:name="Horario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Horario.F1" style:family="table-cell">
      <style:table-cell-properties style:vertical-align="middle" fo:padding="0.097cm" fo:border="0.05pt solid #000000"/>
    </style:style>
    <style:style style:name="Horario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Horario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189cm" style:rel-column-width="1241*"/>
    </style:style>
    <style:style style:name="Tabla1.B" style:family="table-column">
      <style:table-column-properties style:column-width="3.08cm" style:rel-column-width="1746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2.189cm" style:rel-column-width="1241*"/>
    </style:style>
    <style:style style:name="Tabla2.B" style:family="table-column">
      <style:table-column-properties style:column-width="3.08cm" style:rel-column-width="1746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00d2" officeooo:paragraph-rsid="000900d2"/>
    </style:style>
    <style:style style:name="P2" style:family="paragraph" style:parent-style-name="Standard">
      <style:text-properties officeooo:paragraph-rsid="000900d2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900d2" officeooo:paragraph-rsid="000900d2"/>
    </style:style>
    <style:style style:name="P4" style:family="paragraph" style:parent-style-name="Table_20_Contents">
      <style:paragraph-properties fo:text-align="center" style:justify-single-word="false"/>
      <style:text-properties officeooo:rsid="00083629" officeooo:paragraph-rsid="00083629"/>
    </style:style>
    <style:style style:name="P5" style:family="paragraph" style:parent-style-name="Table_20_Contents">
      <style:paragraph-properties fo:text-align="center" style:justify-single-word="false"/>
      <style:text-properties officeooo:rsid="00083629" officeooo:paragraph-rsid="000900d2"/>
    </style:style>
    <style:style style:name="P6" style:family="paragraph" style:parent-style-name="Table_20_Contents">
      <style:paragraph-properties fo:text-align="start" style:justify-single-word="false"/>
      <style:text-properties officeooo:rsid="00083629" officeooo:paragraph-rsid="00083629"/>
    </style:style>
    <style:style style:name="P7" style:family="paragraph" style:parent-style-name="Table_20_Contents">
      <style:paragraph-properties fo:text-align="start" style:justify-single-word="false"/>
      <style:text-properties officeooo:rsid="00083629" officeooo:paragraph-rsid="000900d2"/>
    </style:style>
    <style:style style:name="P8" style:family="paragraph" style:parent-style-name="Table_20_Contents">
      <style:paragraph-properties fo:text-align="start" style:justify-single-word="false"/>
      <style:text-properties officeooo:rsid="000900d2" officeooo:paragraph-rsid="000900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orario" table:style-name="Horario">
        <table:table-column table:style-name="Horario.A"/>
        <table:table-column table:style-name="Horario.B" table:number-columns-repeated="5"/>
        <table:table-row>
          <table:table-cell table:style-name="Horario.A1" office:value-type="string">
            <text:p text:style-name="P4">Horario</text:p>
          </table:table-cell>
          <table:table-cell table:style-name="Horario.A1" office:value-type="string">
            <text:p text:style-name="P4">Lunes</text:p>
          </table:table-cell>
          <table:table-cell table:style-name="Horario.A1" office:value-type="string">
            <text:p text:style-name="P4">Martes</text:p>
          </table:table-cell>
          <table:table-cell table:style-name="Horario.A1" office:value-type="string">
            <text:p text:style-name="P4">Miércoles</text:p>
          </table:table-cell>
          <table:table-cell table:style-name="Horario.A1" office:value-type="string">
            <text:p text:style-name="P4">Jueves</text:p>
          </table:table-cell>
          <table:table-cell table:style-name="Horario.F1" office:value-type="string">
            <text:p text:style-name="P4">Viernes</text:p>
          </table:table-cell>
        </table:table-row>
        <table:table-row>
          <table:table-cell table:style-name="Horario.A2" office:value-type="string">
            <text:p text:style-name="P4">1</text:p>
          </table:table-cell>
          <table:table-cell table:style-name="Horario.A2" office:value-type="string">
            <text:p text:style-name="P6">P. del Lenguaje</text:p>
          </table:table-cell>
          <table:table-cell table:style-name="Horario.A2" office:value-type="string">
            <text:p text:style-name="P8">C. Naturales</text:p>
          </table:table-cell>
          <table:table-cell table:style-name="Horario.A2" office:value-type="string">
            <text:p text:style-name="P8">C. Sociales</text:p>
          </table:table-cell>
          <table:table-cell table:style-name="Horario.A2" office:value-type="string">
            <text:p text:style-name="P8">P. del Lenguaje</text:p>
          </table:table-cell>
          <table:table-cell table:style-name="Horario.F2" office:value-type="string">
            <text:p text:style-name="P8">Matemáticas</text:p>
          </table:table-cell>
        </table:table-row>
        <table:table-row>
          <table:table-cell table:style-name="Horario.A2" office:value-type="string">
            <text:p text:style-name="P4">2</text:p>
          </table:table-cell>
          <table:table-cell table:style-name="Horario.A2" office:value-type="string">
            <text:p text:style-name="P6">P. del Lenguaje</text:p>
          </table:table-cell>
          <table:table-cell table:style-name="Horario.A2" office:value-type="string">
            <text:p text:style-name="P8">C. Naturales</text:p>
          </table:table-cell>
          <table:table-cell table:style-name="Horario.A2" office:value-type="string">
            <text:p text:style-name="P8">C. Sociales</text:p>
          </table:table-cell>
          <table:table-cell table:style-name="Horario.A2" office:value-type="string">
            <text:p text:style-name="P8">P. del Lenguaje</text:p>
          </table:table-cell>
          <table:table-cell table:style-name="Horario.F2" office:value-type="string">
            <text:p text:style-name="P8">Matemáticas</text:p>
          </table:table-cell>
        </table:table-row>
        <table:table-row>
          <table:table-cell table:style-name="Horario.A2" office:value-type="string">
            <text:p text:style-name="P4">3</text:p>
          </table:table-cell>
          <table:table-cell table:style-name="Horario.A2" office:value-type="string">
            <text:p text:style-name="P6">Educ. Fisica</text:p>
          </table:table-cell>
          <table:table-cell table:style-name="Horario.A2" office:value-type="string">
            <text:p text:style-name="P8">Matemáticas</text:p>
          </table:table-cell>
          <table:table-cell table:style-name="Horario.A2" office:value-type="string">
            <text:p text:style-name="P8">Inglés</text:p>
          </table:table-cell>
          <table:table-cell table:style-name="Horario.A2" office:value-type="string">
            <text:p text:style-name="P8">Asamblea</text:p>
          </table:table-cell>
          <table:table-cell table:style-name="Horario.F2" office:value-type="string">
            <text:p text:style-name="P8">Educ. Física</text:p>
          </table:table-cell>
        </table:table-row>
        <table:table-row>
          <table:table-cell table:style-name="Horario.A2" office:value-type="string">
            <text:p text:style-name="P4">4</text:p>
          </table:table-cell>
          <table:table-cell table:style-name="Horario.A2" office:value-type="string">
            <text:p text:style-name="P6">Plástica</text:p>
          </table:table-cell>
          <table:table-cell table:style-name="Horario.A2" office:value-type="string">
            <text:p text:style-name="P8">Inglés</text:p>
          </table:table-cell>
          <table:table-cell table:style-name="Horario.A2" office:value-type="string">
            <text:p text:style-name="P8">Inglés</text:p>
          </table:table-cell>
          <table:table-cell table:style-name="Horario.A2" office:value-type="string">
            <text:p text:style-name="P8">Música</text:p>
          </table:table-cell>
          <table:table-cell table:style-name="Horario.F2" office:value-type="string">
            <text:p text:style-name="P8">C. Sociales</text:p>
          </table:table-cell>
        </table:table-row>
        <table:table-row>
          <table:table-cell table:style-name="Horario.A2" office:value-type="string">
            <text:p text:style-name="P4">5</text:p>
          </table:table-cell>
          <table:table-cell table:style-name="Horario.A2" office:value-type="string">
            <text:p text:style-name="P6">Matemáticas</text:p>
          </table:table-cell>
          <table:table-cell table:style-name="Horario.A2" office:value-type="string">
            <text:p text:style-name="P8">P. del Lenguaje</text:p>
          </table:table-cell>
          <table:table-cell table:style-name="Horario.A2" office:value-type="string">
            <text:p text:style-name="P8">P. del Lenguaje</text:p>
          </table:table-cell>
          <table:table-cell table:style-name="Horario.A2" office:value-type="string">
            <text:p text:style-name="P8">Matemáticas</text:p>
          </table:table-cell>
          <table:table-cell table:style-name="Horario.F2" office:value-type="string">
            <text:p text:style-name="P8">C. Naturales</text:p>
          </table:table-cell>
        </table:table-row>
        <table:table-row>
          <table:table-cell table:style-name="Horario.A2" office:value-type="string">
            <text:p text:style-name="P4">6</text:p>
          </table:table-cell>
          <table:table-cell table:style-name="Horario.A2" office:value-type="string">
            <text:p text:style-name="P6">Matemáticas</text:p>
          </table:table-cell>
          <table:table-cell table:style-name="Horario.A2" office:value-type="string">
            <text:p text:style-name="P8">P. del Lenguaje</text:p>
          </table:table-cell>
          <table:table-cell table:style-name="Horario.A2" office:value-type="string">
            <text:p text:style-name="P8">P. del Lenguaje</text:p>
          </table:table-cell>
          <table:table-cell table:style-name="Horario.A2" office:value-type="string">
            <text:p text:style-name="P8">Matemáticas</text:p>
          </table:table-cell>
          <table:table-cell table:style-name="Horario.F2" office:value-type="string">
            <text:p text:style-name="P8">P. del Lenguaje</text:p>
          </table:table-cell>
        </table:table-row>
      </table:table>
      <text:p text:style-name="P3"/>
      <text:p text:style-name="P1"/>
      <table:table table:name="Tabla1" table:style-name="Tabla1">
        <table:table-column table:style-name="Tabla1.A"/>
        <table:table-column table:style-name="Tabla1.B" table:number-columns-repeated="5"/>
        <table:table-row>
          <table:table-cell table:style-name="Tabla1.A1" office:value-type="string">
            <text:p text:style-name="P5">Horario</text:p>
          </table:table-cell>
          <table:table-cell table:style-name="Tabla1.A1" office:value-type="string">
            <text:p text:style-name="P5">Lunes</text:p>
          </table:table-cell>
          <table:table-cell table:style-name="Tabla1.A1" office:value-type="string">
            <text:p text:style-name="P5">Martes</text:p>
          </table:table-cell>
          <table:table-cell table:style-name="Tabla1.A1" office:value-type="string">
            <text:p text:style-name="P5">Miércoles</text:p>
          </table:table-cell>
          <table:table-cell table:style-name="Tabla1.A1" office:value-type="string">
            <text:p text:style-name="P5">Jueves</text:p>
          </table:table-cell>
          <table:table-cell table:style-name="Tabla1.F1" office:value-type="string">
            <text:p text:style-name="P5">Viernes</text:p>
          </table:table-cell>
        </table:table-row>
        <table:table-row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7"/>
            <text:p text:style-name="P7"/>
            <text:p text:style-name="P7"/>
            <text:p text:style-name="P7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F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7"/>
            <text:p text:style-name="P7"/>
            <text:p text:style-name="P7"/>
            <text:p text:style-name="P7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F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7">Educ. Fisica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>Inglés</text:p>
          </table:table-cell>
          <table:table-cell table:style-name="Tabla1.A2" office:value-type="string">
            <text:p text:style-name="P8"/>
          </table:table-cell>
          <table:table-cell table:style-name="Tabla1.F2" office:value-type="string">
            <text:p text:style-name="P8">Educ. Física</text:p>
          </table:table-cell>
        </table:table-row>
        <table:table-row>
          <table:table-cell table:style-name="Tabla1.A2" office:value-type="string">
            <text:p text:style-name="P5">4</text:p>
          </table:table-cell>
          <table:table-cell table:style-name="Tabla1.A2" office:value-type="string">
            <text:p text:style-name="P7">Plástica</text:p>
          </table:table-cell>
          <table:table-cell table:style-name="Tabla1.A2" office:value-type="string">
            <text:p text:style-name="P8">Inglés</text:p>
          </table:table-cell>
          <table:table-cell table:style-name="Tabla1.A2" office:value-type="string">
            <text:p text:style-name="P8">Inglés</text:p>
          </table:table-cell>
          <table:table-cell table:style-name="Tabla1.A2" office:value-type="string">
            <text:p text:style-name="P8">Música</text:p>
          </table:table-cell>
          <table:table-cell table:style-name="Tabla1.F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7"/>
            <text:p text:style-name="P7"/>
            <text:p text:style-name="P7"/>
            <text:p text:style-name="P7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F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5">6</text:p>
          </table:table-cell>
          <table:table-cell table:style-name="Tabla1.A2" office:value-type="string">
            <text:p text:style-name="P7"/>
            <text:p text:style-name="P7"/>
            <text:p text:style-name="P7"/>
            <text:p text:style-name="P7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F2" office:value-type="string">
            <text:p text:style-name="P8"/>
          </table:table-cell>
        </table:table-row>
      </table:table>
      <text:p text:style-name="P3"/>
      <text:p text:style-name="P1"/>
      <text:p text:style-name="P1"/>
      <table:table table:name="Tabla2" table:style-name="Tabla2">
        <table:table-column table:style-name="Tabla2.A"/>
        <table:table-column table:style-name="Tabla2.B" table:number-columns-repeated="5"/>
        <table:table-row>
          <table:table-cell table:style-name="Tabla2.A1" office:value-type="string">
            <text:p text:style-name="P5">Horario</text:p>
          </table:table-cell>
          <table:table-cell table:style-name="Tabla2.A1" office:value-type="string">
            <text:p text:style-name="P5">Lunes</text:p>
          </table:table-cell>
          <table:table-cell table:style-name="Tabla2.A1" office:value-type="string">
            <text:p text:style-name="P5">Martes</text:p>
          </table:table-cell>
          <table:table-cell table:style-name="Tabla2.A1" office:value-type="string">
            <text:p text:style-name="P5">Miércoles</text:p>
          </table:table-cell>
          <table:table-cell table:style-name="Tabla2.A1" office:value-type="string">
            <text:p text:style-name="P5">Jueves</text:p>
          </table:table-cell>
          <table:table-cell table:style-name="Tabla2.F1" office:value-type="string">
            <text:p text:style-name="P5">Viernes</text:p>
          </table:table-cell>
        </table:table-row>
        <table:table-row>
          <table:table-cell table:style-name="Tabla2.A2" office:value-type="string">
            <text:p text:style-name="P5">1</text:p>
          </table:table-cell>
          <table:table-cell table:style-name="Tabla2.A2" office:value-type="string">
            <text:p text:style-name="P7"/>
            <text:p text:style-name="P7"/>
            <text:p text:style-name="P7"/>
            <text:p text:style-name="P7"/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8"/>
          </table:table-cell>
          <table:table-cell table:style-name="Tabla2.F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5">2</text:p>
          </table:table-cell>
          <table:table-cell table:style-name="Tabla2.A2" office:value-type="string">
            <text:p text:style-name="P7"/>
            <text:p text:style-name="P7"/>
            <text:p text:style-name="P7"/>
            <text:p text:style-name="P7"/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8"/>
          </table:table-cell>
          <table:table-cell table:style-name="Tabla2.F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5">3</text:p>
          </table:table-cell>
          <table:table-cell table:style-name="Tabla2.A2" office:value-type="string">
            <text:p text:style-name="P7">Educ. Fisica</text:p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8">Inglés</text:p>
          </table:table-cell>
          <table:table-cell table:style-name="Tabla2.A2" office:value-type="string">
            <text:p text:style-name="P8"/>
          </table:table-cell>
          <table:table-cell table:style-name="Tabla2.F2" office:value-type="string">
            <text:p text:style-name="P8">Educ. Física</text:p>
          </table:table-cell>
        </table:table-row>
        <table:table-row>
          <table:table-cell table:style-name="Tabla2.A2" office:value-type="string">
            <text:p text:style-name="P5">4</text:p>
          </table:table-cell>
          <table:table-cell table:style-name="Tabla2.A2" office:value-type="string">
            <text:p text:style-name="P7">Plástica</text:p>
          </table:table-cell>
          <table:table-cell table:style-name="Tabla2.A2" office:value-type="string">
            <text:p text:style-name="P8">Inglés</text:p>
          </table:table-cell>
          <table:table-cell table:style-name="Tabla2.A2" office:value-type="string">
            <text:p text:style-name="P8">Inglés</text:p>
          </table:table-cell>
          <table:table-cell table:style-name="Tabla2.A2" office:value-type="string">
            <text:p text:style-name="P8">Música</text:p>
          </table:table-cell>
          <table:table-cell table:style-name="Tabla2.F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5">5</text:p>
          </table:table-cell>
          <table:table-cell table:style-name="Tabla2.A2" office:value-type="string">
            <text:p text:style-name="P7"/>
            <text:p text:style-name="P7"/>
            <text:p text:style-name="P7"/>
            <text:p text:style-name="P7"/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8"/>
          </table:table-cell>
          <table:table-cell table:style-name="Tabla2.F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5">6</text:p>
          </table:table-cell>
          <table:table-cell table:style-name="Tabla2.A2" office:value-type="string">
            <text:p text:style-name="P7"/>
            <text:p text:style-name="P7"/>
            <text:p text:style-name="P7"/>
            <text:p text:style-name="P7"/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8"/>
          </table:table-cell>
          <table:table-cell table:style-name="Tabla2.F2" office:value-type="string">
            <text:p text:style-name="P8"/>
          </table:table-cell>
        </table:table-row>
      </table:table>
      <text:p text:style-name="P2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footnote-max-height="0cm">
        <style:columns fo:column-count="1" fo:column-gap="0cm">
          <style:column-sep style:width="0.009cm" style:color="#000000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09:39:31.922724321</meta:creation-date>
    <dc:date>2017-03-24T09:57:56.812488095</dc:date>
    <meta:editing-duration>PT8M14S</meta:editing-duration>
    <meta:editing-cycles>1</meta:editing-cycles>
    <meta:document-statistic meta:table-count="3" meta:image-count="0" meta:object-count="0" meta:page-count="2" meta:paragraph-count="80" meta:word-count="110" meta:character-count="595" meta:non-whitespace-character-count="565"/>
    <meta:generator>LibreOffice/5.2.5.1$Linux_X86_64 LibreOffice_project/20m0$Build-1</meta:generator>
  </office:meta>
</office:document-meta>
</file>